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9d85be" draw:opacity="50%" draw:textarea-horizontal-align="justify" draw:textarea-vertical-align="middle" draw:auto-grow-height="false" fo:min-height="2.694cm" fo:min-width="5.451cm" fo:padding-top="0.095cm" fo:padding-bottom="0.095cm" fo:padding-left="0.22cm" fo:padding-right="0.22cm" fo:wrap-option="no-wrap" draw:shadow="hidden" draw:shadow-offset-x="0.203cm" draw:shadow-offset-y="0.203cm" draw:shadow-color="#808080" draw:shadow-opacity="50%"/>
    </style:style>
    <style:style style:name="gr2" style:family="graphic" style:parent-style-name="standard">
      <style:graphic-properties draw:stroke="solid" svg:stroke-color="#000000" draw:fill="none" draw:fill-color="#ffffff" fo:min-height="2.29cm"/>
    </style:style>
    <style:style style:name="gr3" style:family="graphic" style:parent-style-name="standard">
      <style:graphic-properties draw:stroke="solid" svg:stroke-color="#000000" draw:fill="none" draw:fill-color="#ffffff" draw:textarea-horizontal-align="center" fo:min-height="2.29cm"/>
    </style:style>
    <style:style style:name="gr4" style:family="graphic" style:parent-style-name="standard">
      <style:graphic-properties svg:stroke-color="#666666" draw:textarea-horizontal-align="right" draw:textarea-vertical-align="top" draw:auto-grow-height="false" fo:min-height="17.114cm" fo:min-width="13.47cm"/>
    </style:style>
    <style:style style:name="gr5" style:family="graphic" style:parent-style-name="standard">
      <style:graphic-properties svg:stroke-color="#000000" draw:marker-start="" draw:marker-end="Arrow" draw:textarea-horizontal-align="right"/>
    </style:style>
    <style:style style:name="gr6" style:family="graphic" style:parent-style-name="standard">
      <style:graphic-properties svg:stroke-color="#000000"/>
    </style:style>
    <style:style style:name="gr7" style:family="graphic" style:parent-style-name="standard">
      <style:graphic-properties svg:stroke-color="#000000" draw:textarea-horizontal-align="right" draw:textarea-vertical-align="bottom"/>
    </style:style>
    <style:style style:name="gr8" style:family="graphic" style:parent-style-name="standard">
      <style:graphic-properties draw:stroke="none" svg:stroke-color="#000000" draw:fill="none" draw:fill-color="#ffffff" draw:textarea-horizontal-align="left" draw:auto-grow-height="true" draw:auto-grow-width="true" fo:min-height="1.103cm" fo:min-width="1.966cm"/>
    </style:style>
    <style:style style:name="gr9" style:family="graphic" style:parent-style-name="standard">
      <style:graphic-properties draw:stroke="none" svg:stroke-color="#000000" draw:fill="none" draw:fill-color="#ffffff" draw:auto-grow-width="true" fo:min-height="1.02cm" fo:min-width="2.929cm"/>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none" draw:fill-color="#9d85be" draw:opacity="5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 style:family="paragraph">
      <loext:graphic-properties draw:fill="none" draw:fill-color="#ffffff"/>
      <style:paragraph-properties fo:text-align="start"/>
      <style:text-properties fo:font-size="15pt"/>
    </style:style>
    <style:style style:name="P4" style:family="paragraph">
      <style:paragraph-properties fo:text-align="center"/>
    </style:style>
    <style:style style:name="P5" style:family="paragraph">
      <style:paragraph-properties fo:text-align="center"/>
      <style:text-properties fo:color="#666666" fo:font-size="16pt"/>
    </style:style>
    <style:style style:name="P6" style:family="paragraph">
      <style:paragraph-properties fo:text-align="start"/>
    </style:style>
    <style:style style:name="P7" style:family="paragraph">
      <loext:graphic-properties draw:fill="none" draw:fill-color="#ffffff"/>
      <style:text-properties fo:font-size="15pt"/>
    </style:style>
    <style:style style:name="P8" style:family="paragraph">
      <loext:graphic-properties draw:fill="none" draw:fill-color="#ffffff"/>
    </style:style>
    <style:style style:name="P9" style:family="paragraph">
      <loext:graphic-properties draw:fill="none" draw:fill-color="#ffffff"/>
      <style:text-properties fo:font-size="12pt"/>
    </style:style>
    <style:style style:name="T1" style:family="text">
      <style:text-properties fo:font-variant="normal" fo:text-transform="none" fo:color="#0000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5pt"/>
    </style:style>
    <style:style style:name="T3" style:family="text">
      <style:text-properties fo:color="#666666" fo:font-size="16pt"/>
    </style:style>
    <style:style style:name="T4"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9.017cm" svg:height="4.445cm" svg:x="6.183cm" svg:y="0.94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xml:id="id3" draw:id="id3" draw:layer="layout" svg:width="6.35cm" svg:height="2.54cm" svg:x="7.514cm" svg:y="13.665cm">
          <draw:text-box>
            <text:p><text:span text:style-name="T2">Gunicorn</text:span></text:p>
          </draw:text-box>
          <draw:glue-point draw:id="4" svg:x="-5cm" svg:y="-1.428cm"/>
          <draw:glue-point draw:id="5" svg:x="-5cm" svg:y="1.428cm"/>
          <draw:glue-point draw:id="6" svg:x="-0.714cm" svg:y="5cm"/>
          <draw:glue-point draw:id="7" svg:x="0.714cm" svg:y="5cm"/>
          <draw:glue-point draw:id="8" svg:x="-0.714cm" svg:y="-5cm"/>
          <draw:glue-point draw:id="9" svg:x="0.714cm" svg:y="-5cm"/>
        </draw:frame>
        <draw:frame draw:style-name="gr3" draw:text-style-name="P3" xml:id="id4" draw:id="id4" draw:layer="layout" svg:width="6.35cm" svg:height="2.54cm" svg:x="7.514cm" svg:y="17.475cm">
          <draw:text-box>
            <text:p><text:span text:style-name="T2">Flask</text:span></text:p>
          </draw:text-box>
          <draw:glue-point draw:id="4" svg:x="0.714cm" svg:y="-5cm"/>
          <draw:glue-point draw:id="5" svg:x="-0.714cm" svg:y="-5cm"/>
        </draw:frame>
        <draw:custom-shape draw:style-name="gr4" draw:text-style-name="P5" draw:layer="layout" svg:width="13.97cm" svg:height="17.364cm" svg:x="3.704cm" svg:y="7.858cm">
          <text:p text:style-name="P4"><text:span text:style-name="T3">jarends.net</text:span></text:p>
          <draw:enhanced-geometry svg:viewBox="0 0 21600 21600" draw:mirror-horizontal="false" draw:mirror-vertical="false" draw:type="rectangle" draw:enhanced-path="M 0 0 L 21600 0 21600 21600 0 21600 0 0 Z N"/>
        </draw:custom-shape>
        <draw:connector draw:style-name="gr5" draw:text-style-name="P6" draw:layer="layout" svg:x1="10.241cm" svg:y1="5.387cm" svg:x2="10.236cm" svg:y2="9.855cm" draw:start-shape="id1" draw:start-glue-point="50" draw:end-shape="id2" draw:end-glue-point="8" svg:d="M10241 5387v2244h-5v2224" svg:viewBox="0 0 6 4469">
          <text:p/>
        </draw:connector>
        <draw:connector draw:style-name="gr6" draw:text-style-name="P4" draw:layer="layout" svg:x1="10.236cm" svg:y1="12.395cm" svg:x2="10.236cm" svg:y2="13.665cm" draw:start-shape="id2" draw:start-glue-point="11" draw:end-shape="id3" draw:end-glue-point="8" svg:d="M10236 12395v1270" svg:viewBox="0 0 1 1271">
          <text:p/>
        </draw:connector>
        <draw:frame draw:style-name="gr2" draw:text-style-name="P7" xml:id="id2" draw:id="id2" draw:layer="layout" svg:width="6.35cm" svg:height="2.54cm" svg:x="7.514cm" svg:y="9.855cm">
          <draw:text-box>
            <text:p><text:span text:style-name="T2">NGINX</text:span></text:p>
          </draw:text-box>
          <draw:glue-point draw:id="4" svg:x="5cm" svg:y="-1.428cm"/>
          <draw:glue-point draw:id="5" svg:x="5cm" svg:y="1.428cm"/>
          <draw:glue-point draw:id="6" svg:x="-5cm" svg:y="-1.428cm"/>
          <draw:glue-point draw:id="7" svg:x="-5cm" svg:y="1.428cm"/>
          <draw:glue-point draw:id="8" svg:x="-0.714cm" svg:y="-5cm"/>
          <draw:glue-point draw:id="9" svg:x="0.714cm" svg:y="-5cm"/>
          <draw:glue-point draw:id="10" svg:x="0.714cm" svg:y="5cm"/>
          <draw:glue-point draw:id="11" svg:x="-0.714cm" svg:y="5cm"/>
        </draw:frame>
        <draw:connector draw:style-name="gr6" draw:text-style-name="P4" draw:layer="layout" svg:x1="10.236cm" svg:y1="16.205cm" svg:x2="10.236cm" svg:y2="17.475cm" draw:start-shape="id3" draw:start-glue-point="6" draw:end-shape="id4" draw:end-glue-point="5" svg:d="M10236 16205v1270" svg:viewBox="0 0 1 1271">
          <text:p/>
        </draw:connector>
        <draw:connector draw:style-name="gr6" draw:text-style-name="P4" draw:layer="layout" svg:x1="11.142cm" svg:y1="17.475cm" svg:x2="11.142cm" svg:y2="16.205cm" draw:start-shape="id4" draw:start-glue-point="4" draw:end-shape="id3" draw:end-glue-point="7" svg:d="M11142 17475v-1270" svg:viewBox="0 0 1 1271">
          <text:p/>
        </draw:connector>
        <draw:connector draw:style-name="gr6" draw:text-style-name="P4" draw:layer="layout" svg:x1="11.142cm" svg:y1="13.665cm" svg:x2="11.142cm" svg:y2="12.395cm" draw:start-shape="id3" draw:start-glue-point="9" draw:end-shape="id2" draw:end-glue-point="10" svg:d="M11142 13665v-1270" svg:viewBox="0 0 1 1271">
          <text:p/>
        </draw:connector>
        <draw:connector draw:style-name="gr7" draw:text-style-name="P4" draw:layer="layout" svg:x1="11.142cm" svg:y1="9.855cm" svg:x2="11.141cm" svg:y2="5.387cm" draw:start-shape="id2" draw:start-glue-point="9" draw:end-shape="id1" draw:end-glue-point="4" svg:d="M11142 9855v-2224h-1v-2244" svg:viewBox="0 0 2 4469">
          <text:p/>
        </draw:connector>
        <draw:frame draw:style-name="gr8" draw:text-style-name="P8" draw:layer="layout" svg:width="2.466cm" svg:height="1.353cm" svg:x="7.461cm" svg:y="6.089cm">
          <draw:text-box>
            <text:p><text:span text:style-name="T4">Request</text:span></text:p>
          </draw:text-box>
        </draw:frame>
        <draw:frame draw:style-name="gr9" draw:text-style-name="P9" draw:layer="layout" svg:width="3.429cm" svg:height="1.27cm" svg:x="11.07cm" svg:y="6.299cm">
          <draw:text-box>
            <text:p><text:span text:style-name="T4">Response</text:span></text:p>
          </draw:text-box>
        </draw:frame>
        <draw:frame draw:style-name="gr3" draw:text-style-name="P3" xml:id="id5" draw:id="id5" draw:layer="layout" svg:width="6.35cm" svg:height="2.54cm" svg:x="7.514cm" svg:y="21.285cm">
          <draw:text-box>
            <text:p><text:span text:style-name="T2">Bootstrap</text:span></text:p>
          </draw:text-box>
          <draw:glue-point draw:id="4" svg:x="0.714cm" svg:y="-5cm"/>
          <draw:glue-point draw:id="5" svg:x="-0.714cm" svg:y="-5cm"/>
        </draw:frame>
        <draw:connector draw:style-name="gr6" draw:text-style-name="P4" draw:layer="layout" svg:x1="10.689cm" svg:y1="20.015cm" svg:x2="10.689cm" svg:y2="21.285cm" draw:start-shape="id4" draw:start-glue-point="2" draw:end-shape="id5" draw:end-glue-point="0" svg:d="M10689 20015v1270" svg:viewBox="0 0 1 127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cm" svg:stroke-color="#009539" draw:marker-start-width="0.2cm" draw:marker-start-center="false" draw:marker-end="Arrow" draw:marker-end-width="0.2cm" draw:marker-end-center="false" draw:fill="none" draw:fill-color="#009539" draw:opacity="100%" draw:textarea-horizontal-align="center" draw:textarea-vertical-align="middle"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48cm" fo:margin-bottom="1.398cm" fo:margin-left="1.164cm" fo:margin-right="1.37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8T07:24:49.396441986</meta:creation-date>
    <dc:date>2018-06-06T19:52:40.897652356</dc:date>
    <meta:editing-duration>PT59M42S</meta:editing-duration>
    <meta:editing-cycles>19</meta:editing-cycles>
    <meta:generator>LibreOffice/6.0.4.2$Linux_X86_64 LibreOffice_project/00m0$Build-2</meta:generator>
    <meta:document-statistic meta:object-count="15"/>
  </office:meta>
</office:document-meta>
</file>